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2.07mm"/>
    </style:style>
    <style:style style:name="co5" style:family="table-column">
      <style:table-column-properties fo:break-before="auto" style:column-width="2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" table:style-name="ta1">
        <table:shapes>
          <draw:frame draw:z-index="0" draw:style-name="gr1" draw:text-style-name="P1" svg:width="178.54mm" svg:height="109.7mm" svg:x="108.39mm" svg:y="10.89mm">
            <draw:object draw:notify-on-update-of-ranges="plot.B3:plot.B3 plot.B4:plot.B53 plot.C3:plot.C3 plot.C4:plot.C53 plot.D3:plot.D3 plot.D4:plot.D53 plot.E3:plot.E3 plot.E4:plot.E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Logarithmi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490" calcext:value-type="float">
            <text:p>4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795" calcext:value-type="float">
            <text:p>7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189" calcext:value-type="float">
            <text:p>11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0" calcext:value-type="float">
            <text:p>230</text:p>
          </table:table-cell>
          <table:table-cell office:value-type="float" office:value="2308" calcext:value-type="float">
            <text:p>23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73" calcext:value-type="float">
            <text:p>273</text:p>
          </table:table-cell>
          <table:table-cell office:value-type="float" office:value="3079" calcext:value-type="float">
            <text:p>3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6" calcext:value-type="float">
            <text:p>336</text:p>
          </table:table-cell>
          <table:table-cell office:value-type="float" office:value="3986" calcext:value-type="float">
            <text:p>39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85" calcext:value-type="float">
            <text:p>385</text:p>
          </table:table-cell>
          <table:table-cell office:value-type="float" office:value="5098" calcext:value-type="float">
            <text:p>50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30" calcext:value-type="float">
            <text:p>430</text:p>
          </table:table-cell>
          <table:table-cell office:value-type="float" office:value="6345" calcext:value-type="float">
            <text:p>63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11" calcext:value-type="float">
            <text:p>511</text:p>
          </table:table-cell>
          <table:table-cell office:value-type="float" office:value="7765" calcext:value-type="float">
            <text:p>77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80" calcext:value-type="float">
            <text:p>580</text:p>
          </table:table-cell>
          <table:table-cell office:value-type="float" office:value="9355" calcext:value-type="float">
            <text:p>93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64" calcext:value-type="float">
            <text:p>664</text:p>
          </table:table-cell>
          <table:table-cell office:value-type="float" office:value="11296" calcext:value-type="float">
            <text:p>112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754" calcext:value-type="float">
            <text:p>754</text:p>
          </table:table-cell>
          <table:table-cell office:value-type="float" office:value="13454" calcext:value-type="float">
            <text:p>134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828" calcext:value-type="float">
            <text:p>828</text:p>
          </table:table-cell>
          <table:table-cell office:value-type="float" office:value="15914" calcext:value-type="float">
            <text:p>159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928" calcext:value-type="float">
            <text:p>928</text:p>
          </table:table-cell>
          <table:table-cell office:value-type="float" office:value="18361" calcext:value-type="float">
            <text:p>183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012" calcext:value-type="float">
            <text:p>1012</text:p>
          </table:table-cell>
          <table:table-cell office:value-type="float" office:value="21282" calcext:value-type="float">
            <text:p>212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451" calcext:value-type="float">
            <text:p>145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682" calcext:value-type="float">
            <text:p>168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68" calcext:value-type="float">
            <text:p>206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223" calcext:value-type="float">
            <text:p>222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341" calcext:value-type="float">
            <text:p>23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511" calcext:value-type="float">
            <text:p>251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653" calcext:value-type="float">
            <text:p>265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819" calcext:value-type="float">
            <text:p>2819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982" calcext:value-type="float">
            <text:p>298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3157" calcext:value-type="float">
            <text:p>3157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327" calcext:value-type="float">
            <text:p>3327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493" calcext:value-type="float">
            <text:p>349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3689" calcext:value-type="float">
            <text:p>3689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3892" calcext:value-type="float">
            <text:p>389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067" calcext:value-type="float">
            <text:p>4067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259" calcext:value-type="float">
            <text:p>4259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460" calcext:value-type="float">
            <text:p>446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4661" calcext:value-type="float">
            <text:p>466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4877" calcext:value-type="float">
            <text:p>4877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5128" calcext:value-type="float">
            <text:p>5128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5315" calcext:value-type="float">
            <text:p>53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5504" calcext:value-type="float">
            <text:p>550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5768" calcext:value-type="float">
            <text:p>576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6001" calcext:value-type="float">
            <text:p>6001</text:p>
          </table:table-cell>
          <table:table-cell/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2T18:28:46.459001339</dc:date>
    <meta:editing-duration>PT1M3S</meta:editing-duration>
    <meta:editing-cycles>1</meta:editing-cycles>
    <meta:generator>LibreOffice/6.2.6.2$Linux_X86_64 LibreOffice_project/20$Build-2</meta:generator>
    <meta:document-statistic meta:table-count="1" meta:cell-count="1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55cm" svg:height="10.971cm" xlink:href=".." xlink:type="simple" chart:class="chart:line" chart:style-name="ch1">
        <chart:legend chart:legend-position="end" svg:x="14.738cm" svg:y="4.439cm" style:legend-expansion="high" chart:style-name="ch2"/>
        <chart:plot-area chart:style-name="ch3" table:cell-range-address="plot.B3:plot.E53" chart:data-source-has-labels="row" svg:x="0.357cm" svg:y="0.219cm" svg:width="14.024cm" svg:height="10.533cm">
          <chartooo:coordinate-region svg:x="1.534cm" svg:y="0.418cm" svg:width="12.847cm" svg:height="9.5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.B4:plot.B53" chart:label-cell-address="plot.B3:plot.B3" chart:class="chart:line">
            <chart:data-point chart:repeated="50"/>
          </chart:series>
          <chart:series chart:style-name="ch7" chart:values-cell-range-address="plot.C4:plot.C53" chart:label-cell-address="plot.C3:plot.C3" chart:class="chart:line">
            <chart:data-point chart:repeated="50"/>
          </chart:series>
          <chart:series chart:style-name="ch8" chart:values-cell-range-address="plot.D4:plot.D53" chart:label-cell-address="plot.D3:plot.D3" chart:class="chart:line">
            <chart:data-point chart:repeated="50"/>
          </chart:series>
          <chart:series chart:style-name="ch9" chart:values-cell-range-address="plot.E4:plot.E53" chart:label-cell-address="plot.E3:plot.E3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plot.B3:plot.B3</svg:desc>
                </draw:g>
              </table:table-cell>
              <table:table-cell office:value-type="string">
                <text:p>Quadratic</text:p>
                <draw:g>
                  <svg:desc>plot.C3:plot.C3</svg:desc>
                </draw:g>
              </table:table-cell>
              <table:table-cell office:value-type="string">
                <text:p>Cubic</text:p>
                <draw:g>
                  <svg:desc>plot.D3:plot.D3</svg:desc>
                </draw:g>
              </table:table-cell>
              <table:table-cell office:value-type="string">
                <text:p>Logarithmic</text:p>
                <draw:g>
                  <svg:desc>plot.E3:plot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lot.B4:plot.B53</svg:desc>
                </draw:g>
              </table:table-cell>
              <table:table-cell office:value-type="float" office:value="9">
                <text:p>9</text:p>
                <draw:g>
                  <svg:desc>plot.C4:plot.C53</svg:desc>
                </draw:g>
              </table:table-cell>
              <table:table-cell office:value-type="float" office:value="18">
                <text:p>18</text:p>
                <draw:g>
                  <svg:desc>plot.D4:plot.D53</svg:desc>
                </draw:g>
              </table:table-cell>
              <table:table-cell office:value-type="float" office:value="2">
                <text:p>2</text:p>
                <draw:g>
                  <svg:desc>plot.E4:plot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286">
                <text:p>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490">
                <text:p>4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13">
                <text:p>113</text:p>
              </table:table-cell>
              <table:table-cell office:value-type="float" office:value="795">
                <text:p>7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1">
                <text:p>151</text:p>
              </table:table-cell>
              <table:table-cell office:value-type="float" office:value="1189">
                <text:p>11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89">
                <text:p>189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230">
                <text:p>230</text:p>
              </table:table-cell>
              <table:table-cell office:value-type="float" office:value="2308">
                <text:p>23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73">
                <text:p>273</text:p>
              </table:table-cell>
              <table:table-cell office:value-type="float" office:value="3079">
                <text:p>30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336">
                <text:p>336</text:p>
              </table:table-cell>
              <table:table-cell office:value-type="float" office:value="3986">
                <text:p>39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385">
                <text:p>385</text:p>
              </table:table-cell>
              <table:table-cell office:value-type="float" office:value="5098">
                <text:p>50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430">
                <text:p>430</text:p>
              </table:table-cell>
              <table:table-cell office:value-type="float" office:value="6345">
                <text:p>63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511">
                <text:p>511</text:p>
              </table:table-cell>
              <table:table-cell office:value-type="float" office:value="7765">
                <text:p>77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9355">
                <text:p>93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664">
                <text:p>664</text:p>
              </table:table-cell>
              <table:table-cell office:value-type="float" office:value="11296">
                <text:p>11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754">
                <text:p>754</text:p>
              </table:table-cell>
              <table:table-cell office:value-type="float" office:value="13454">
                <text:p>134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">
                <text:p>41</text:p>
              </table:table-cell>
              <table:table-cell office:value-type="float" office:value="828">
                <text:p>828</text:p>
              </table:table-cell>
              <table:table-cell office:value-type="float" office:value="15914">
                <text:p>159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928">
                <text:p>928</text:p>
              </table:table-cell>
              <table:table-cell office:value-type="float" office:value="18361">
                <text:p>183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1012">
                <text:p>1012</text:p>
              </table:table-cell>
              <table:table-cell office:value-type="float" office:value="21282">
                <text:p>212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">
                <text:p>63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">
                <text:p>63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2223">
                <text:p>2223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">
                <text:p>70</text:p>
              </table:table-cell>
              <table:table-cell office:value-type="float" office:value="2341">
                <text:p>2341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511">
                <text:p>251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">
                <text:p>74</text:p>
              </table:table-cell>
              <table:table-cell office:value-type="float" office:value="2653">
                <text:p>2653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">
                <text:p>78</text:p>
              </table:table-cell>
              <table:table-cell office:value-type="float" office:value="2819">
                <text:p>281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">
                <text:p>85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">
                <text:p>87</text:p>
              </table:table-cell>
              <table:table-cell office:value-type="float" office:value="3157">
                <text:p>315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3327">
                <text:p>3327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3493">
                <text:p>3493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">
                <text:p>86</text:p>
              </table:table-cell>
              <table:table-cell office:value-type="float" office:value="3689">
                <text:p>368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3892">
                <text:p>389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4067">
                <text:p>4067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">
                <text:p>93</text:p>
              </table:table-cell>
              <table:table-cell office:value-type="float" office:value="4259">
                <text:p>425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">
                <text:p>96</text:p>
              </table:table-cell>
              <table:table-cell office:value-type="float" office:value="4460">
                <text:p>4460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7">
                <text:p>107</text:p>
              </table:table-cell>
              <table:table-cell office:value-type="float" office:value="4661">
                <text:p>466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">
                <text:p>107</text:p>
              </table:table-cell>
              <table:table-cell office:value-type="float" office:value="4877">
                <text:p>4877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">
                <text:p>106</text:p>
              </table:table-cell>
              <table:table-cell office:value-type="float" office:value="5128">
                <text:p>512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">
                <text:p>112</text:p>
              </table:table-cell>
              <table:table-cell office:value-type="float" office:value="5315">
                <text:p>531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4">
                <text:p>114</text:p>
              </table:table-cell>
              <table:table-cell office:value-type="float" office:value="5504">
                <text:p>550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7">
                <text:p>117</text:p>
              </table:table-cell>
              <table:table-cell office:value-type="float" office:value="5768">
                <text:p>576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1">
                <text:p>121</text:p>
              </table:table-cell>
              <table:table-cell office:value-type="float" office:value="6001">
                <text:p>600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